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cademy Engraved LET" svg:font-family="'Academy Engraved LET'" style:font-pitch="variable"/>
    <style:font-face style:name="American Typewriter" svg:font-family="'American Typewriter'" style:font-family-generic="modern" style:font-pitch="variable"/>
    <style:font-face style:name="AppleMyungjo" svg:font-family="AppleMyungjo" style:font-pitch="variable"/>
    <style:font-face style:name="Big Caslon" svg:font-family="'Big Caslon'" style:font-pitch="variable"/>
    <style:font-face style:name="C059" svg:font-family="C059" style:font-pitch="variable"/>
    <style:font-face style:name="Charter" svg:font-family="Chart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officeooo:paragraph-rsid="00db6f1a"/>
    </style:style>
    <style:style style:name="P3" style:family="paragraph" style:parent-style-name="Standard">
      <style:text-properties fo:font-variant="normal" fo:text-transform="none" fo:color="#ffffff" loext:opacity="100%" style:text-line-through-style="none" style:text-line-through-type="none" style:font-name="Charter" fo:font-size="8pt" fo:letter-spacing="normal" fo:font-style="normal" style:text-underline-style="none" fo:font-weight="normal" officeooo:rsid="00d38eb1" officeooo:paragraph-rsid="0013202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Charter" fo:font-size="8pt" fo:letter-spacing="normal" fo:font-style="normal" style:text-underline-style="none" fo:font-weight="normal" officeooo:rsid="00d38eb1" officeooo:paragraph-rsid="0013202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Charter" fo:font-size="8pt" fo:letter-spacing="normal" fo:font-style="normal" style:text-underline-style="none" fo:font-weight="normal" officeooo:rsid="00d62f37" officeooo:paragraph-rsid="00d62f37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Charter" fo:font-size="8pt" fo:letter-spacing="normal" fo:font-style="normal" style:text-underline-style="none" fo:font-weight="normal" officeooo:rsid="00d9b0af" officeooo:paragraph-rsid="00d9b0af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Charter" fo:font-size="8pt" fo:letter-spacing="normal" fo:font-style="normal" style:text-underline-style="none" fo:font-weight="normal" officeooo:rsid="00e2cc51" officeooo:paragraph-rsid="00e050f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Charter" fo:font-size="8pt" fo:letter-spacing="normal" fo:font-style="normal" style:text-underline-style="none" fo:font-weight="normal" officeooo:rsid="00e4b2a4" officeooo:paragraph-rsid="00e4b2a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Charter" fo:font-size="8pt" fo:letter-spacing="normal" fo:font-style="normal" style:text-underline-style="none" fo:font-weight="bold" officeooo:rsid="00db6f1a" officeooo:paragraph-rsid="00db6f1a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10" style:family="paragraph" style:parent-style-name="Standard">
      <style:paragraph-properties fo:text-align="start" style:justify-single-word="false" fo:break-before="page"/>
      <style:text-properties fo:font-variant="normal" fo:text-transform="none" fo:color="#ffffff" loext:opacity="100%" style:text-line-through-style="none" style:text-line-through-type="none" style:font-name="Charter" fo:font-size="8pt" fo:letter-spacing="normal" fo:font-style="normal" style:text-underline-style="none" fo:font-weight="bold" officeooo:rsid="00e050fe" officeooo:paragraph-rsid="00e050fe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Charter" fo:font-size="8pt" fo:letter-spacing="normal" fo:font-style="normal" style:text-underline-style="none" fo:font-weight="bold" officeooo:rsid="00e050fe" officeooo:paragraph-rsid="00e050fe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12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Charter" fo:font-size="8pt" fo:letter-spacing="normal" fo:font-style="italic" style:text-underline-style="none" fo:font-weight="normal" officeooo:rsid="00d9b0af" officeooo:paragraph-rsid="00d9b0af" style:text-blinking="false" fo:background-color="transparent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Charter" fo:font-size="8pt" fo:letter-spacing="normal" fo:font-style="italic" style:text-underline-style="none" fo:font-weight="bold" officeooo:rsid="00d9b0af" officeooo:paragraph-rsid="00d9b0af" style:text-blinking="false" fo:background-color="transparent" style:font-size-asian="8pt" style:font-style-asian="italic" style:font-weight-asian="bold" style:font-size-complex="8pt" style:font-style-complex="italic" style:font-weight-complex="bold" loext:padding="0in" loext:border="none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Charter" fo:font-size="13pt" fo:letter-spacing="normal" fo:font-style="normal" style:text-underline-style="none" fo:font-weight="normal" officeooo:rsid="00d62f37" officeooo:paragraph-rsid="00d62f37" style:text-blinking="false" fo:background-color="transparent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Charter" fo:font-size="13pt" fo:letter-spacing="normal" fo:font-style="normal" style:text-underline-style="none" fo:font-weight="normal" officeooo:rsid="00debee4" officeooo:paragraph-rsid="00debee4" style:text-blinking="false" fo:background-color="transparent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Charter" fo:font-size="11pt" fo:letter-spacing="normal" fo:font-style="normal" style:text-underline-style="none" fo:font-weight="bold" officeooo:rsid="00d62f37" officeooo:paragraph-rsid="00d62f37" style:text-blinking="false" fo:background-color="transparent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Charter" fo:font-size="11pt" fo:letter-spacing="normal" fo:font-style="normal" style:text-underline-style="none" fo:font-weight="bold" officeooo:rsid="00e050fe" officeooo:paragraph-rsid="00e050fe" style:text-blinking="false" fo:background-color="transparent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Charter" fo:font-size="11pt" fo:letter-spacing="normal" fo:font-style="normal" style:text-underline-style="none" fo:font-weight="bold" officeooo:rsid="00e050fe" officeooo:paragraph-rsid="00e2cc51" style:text-blinking="false" fo:background-color="transparent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Charter" fo:font-size="11pt" fo:letter-spacing="normal" fo:font-style="normal" style:text-underline-style="none" fo:font-weight="bold" officeooo:rsid="00e050fe" officeooo:paragraph-rsid="00e050fe" style:text-blinking="false" fo:background-color="transparent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Charter" fo:font-size="11pt" fo:letter-spacing="normal" fo:font-style="normal" style:text-underline-style="none" fo:font-weight="bold" officeooo:rsid="00e2cc51" officeooo:paragraph-rsid="00e2cc51" style:text-blinking="false" fo:background-color="transparent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Charter" fo:font-size="11pt" fo:letter-spacing="normal" fo:font-style="normal" style:text-underline-style="none" fo:font-weight="bold" officeooo:rsid="00e4b2a4" officeooo:paragraph-rsid="00e4b2a4" style:text-blinking="false" fo:background-color="transparent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Charter" fo:font-size="11pt" fo:letter-spacing="normal" fo:font-style="normal" style:text-underline-style="none" fo:font-weight="normal" officeooo:rsid="00e050fe" officeooo:paragraph-rsid="00e050fe" style:text-blinking="false" fo:background-color="transparent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P23" style:family="paragraph" style:parent-style-name="Standard">
      <style:paragraph-properties fo:text-align="center" style:justify-single-word="false"/>
      <style:text-properties fo:color="#ffffff" loext:opacity="100%" style:font-name="Charter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end" style:justify-single-word="false"/>
      <style:text-properties fo:color="#ffffff" loext:opacity="100%" style:font-name="Charter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ffffff" loext:opacity="100%" style:font-name="Charter" fo:font-size="8pt" fo:font-weight="normal" officeooo:rsid="00d4d95f" officeooo:paragraph-rsid="00d4d95f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ffffff" loext:opacity="100%" style:font-name="Charter" fo:font-size="8pt" fo:font-weight="normal" officeooo:rsid="00d4d95f" officeooo:paragraph-rsid="00d4d95f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ffffff" loext:opacity="100%" style:font-name="Charter" fo:font-size="8pt" fo:font-style="normal" fo:font-weight="normal" officeooo:rsid="00d4d95f" officeooo:paragraph-rsid="00d4d95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ffffff" loext:opacity="100%" style:font-name="Charter" fo:font-size="8pt" fo:font-style="normal" fo:font-weight="normal" officeooo:rsid="00d4d95f" officeooo:paragraph-rsid="00d4d95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ffffff" loext:opacity="100%" style:font-name="Charter" fo:font-size="8pt" fo:font-style="normal" fo:font-weight="bold" officeooo:rsid="00d4d95f" officeooo:paragraph-rsid="00d4d95f" fo:background-color="transparent" style:font-size-asian="8pt" style:font-style-asian="normal" style:font-weight-asian="bold" style:font-size-complex="8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ffffff" loext:opacity="100%" style:font-name="Charter" fo:font-size="8pt" fo:font-style="italic" fo:font-weight="normal" officeooo:rsid="00d4d95f" officeooo:paragraph-rsid="00d4d95f" fo:background-color="transparent" style:font-size-asian="8pt" style:font-style-asian="italic" style:font-weight-asian="normal" style:font-size-complex="8pt" style:font-style-complex="italic" style:font-weight-complex="normal"/>
    </style:style>
    <style:style style:name="P31" style:family="paragraph" style:parent-style-name="Standard">
      <style:text-properties fo:color="#ffffff" loext:opacity="100%" style:font-name="Charter" fo:font-size="8pt" officeooo:paragraph-rsid="0013202e" fo:background-color="transparent" style:font-size-asian="8pt" style:font-size-complex="8pt"/>
    </style:style>
    <style:style style:name="P32" style:family="paragraph" style:parent-style-name="Standard">
      <style:paragraph-properties fo:text-align="center" style:justify-single-word="false"/>
      <style:text-properties style:font-name="Charter" officeooo:paragraph-rsid="00db6f1a"/>
    </style:style>
    <style:style style:name="P33" style:family="paragraph" style:parent-style-name="Standard">
      <style:paragraph-properties fo:text-align="center" style:justify-single-word="false"/>
      <style:text-properties style:font-name="Charter" officeooo:rsid="00db6f1a" officeooo:paragraph-rsid="00db6f1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d82e76" style:font-style-asian="italic" style:font-style-complex="italic"/>
    </style:style>
    <style:style style:name="T3" style:family="text">
      <style:text-properties officeooo:rsid="00d4d95f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d62f37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d62f37"/>
    </style:style>
    <style:style style:name="T8" style:family="text">
      <style:text-properties officeooo:rsid="00d82e76"/>
    </style:style>
    <style:style style:name="T9" style:family="text">
      <style:text-properties fo:font-weight="normal" officeooo:rsid="00d9b0af" style:font-weight-asian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db6f1a" style:text-blinking="false" fo:background-color="transparent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11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d9b0af" style:text-blinking="false" fo:background-color="transparent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12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9b0af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T13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T14" style:family="text">
      <style:text-properties fo:font-variant="normal" fo:text-transform="none" fo:color="#ffffff" loext:opacity="100%" style:text-line-through-style="none" style:text-line-through-type="none" fo:font-size="8pt" fo:letter-spacing="normal" fo:font-style="normal" style:text-underline-style="none" fo:font-weight="bold" officeooo:rsid="00db6f1a" style:text-blinking="false" fo:background-color="transparent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15" style:family="text">
      <style:text-properties fo:font-variant="normal" fo:text-transform="none" fo:color="#ffffff" loext:opacity="100%" style:text-line-through-style="none" style:text-line-through-type="none" fo:font-size="8pt" fo:letter-spacing="normal" fo:font-style="normal" style:text-underline-style="none" fo:font-weight="bold" officeooo:rsid="00d9b0af" style:text-blinking="false" fo:background-color="transparent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16" style:family="text">
      <style:text-properties fo:font-variant="normal" fo:text-transform="none" fo:color="#ffffff" loext:opacity="100%" style:text-line-through-style="none" style:text-line-through-type="none" fo:font-size="8pt" fo:letter-spacing="normal" fo:font-style="normal" style:text-underline-style="none" fo:font-weight="normal" officeooo:rsid="00d9b0af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T17" style:family="text">
      <style:text-properties fo:font-variant="normal" fo:text-transform="none" fo:color="#ffffff" loext:opacity="100%" style:text-line-through-style="none" style:text-line-through-type="none" fo:font-size="8pt" fo:letter-spacing="normal" fo:font-style="normal" style:text-underline-style="none" fo:font-weight="normal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T18" style:family="text">
      <style:text-properties fo:font-variant="normal" fo:text-transform="none" fo:color="#ffffff" loext:opacity="100%" style:text-line-through-style="none" style:text-line-through-type="none" style:font-name="Academy Engraved LET" fo:font-size="8pt" fo:letter-spacing="normal" fo:font-style="normal" style:text-underline-style="none" fo:font-weight="bold" officeooo:rsid="00db6f1a" style:text-blinking="false" fo:background-color="transparent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19" style:family="text">
      <style:text-properties fo:font-variant="normal" fo:text-transform="none" fo:color="#ffffff" loext:opacity="100%" style:text-line-through-style="none" style:text-line-through-type="none" style:font-name="Academy Engraved LET" fo:font-size="8pt" fo:letter-spacing="normal" fo:font-style="normal" style:text-underline-style="none" fo:font-weight="bold" officeooo:rsid="00d9b0af" style:text-blinking="false" fo:background-color="transparent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20" style:family="text">
      <style:text-properties fo:font-variant="normal" fo:text-transform="none" fo:color="#ffffff" loext:opacity="100%" style:text-line-through-style="none" style:text-line-through-type="none" style:font-name="American Typewriter" fo:font-size="8pt" fo:letter-spacing="normal" fo:font-style="normal" style:text-underline-style="none" fo:font-weight="bold" officeooo:rsid="00db6f1a" style:text-blinking="false" fo:background-color="transparent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21" style:family="text">
      <style:text-properties fo:font-variant="normal" fo:text-transform="none" fo:color="#ffffff" loext:opacity="100%" style:text-line-through-style="none" style:text-line-through-type="none" style:font-name="American Typewriter" fo:font-size="8pt" fo:letter-spacing="normal" fo:font-style="normal" style:text-underline-style="none" fo:font-weight="bold" officeooo:rsid="00d9b0af" style:text-blinking="false" fo:background-color="transparent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22" style:family="text">
      <style:text-properties fo:font-variant="normal" fo:text-transform="none" fo:color="#ffffff" loext:opacity="100%" style:text-line-through-style="none" style:text-line-through-type="none" style:font-name="AppleMyungjo" fo:font-size="8pt" fo:letter-spacing="normal" fo:font-style="normal" style:text-underline-style="none" fo:font-weight="bold" officeooo:rsid="00db6f1a" style:text-blinking="false" fo:background-color="transparent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23" style:family="text">
      <style:text-properties fo:font-variant="normal" fo:text-transform="none" fo:color="#ffffff" loext:opacity="100%" style:text-line-through-style="none" style:text-line-through-type="none" style:font-name="AppleMyungjo" fo:font-size="8pt" fo:letter-spacing="normal" fo:font-style="normal" style:text-underline-style="none" fo:font-weight="bold" officeooo:rsid="00d9b0af" style:text-blinking="false" fo:background-color="transparent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24" style:family="text">
      <style:text-properties fo:font-variant="normal" fo:text-transform="none" fo:color="#ffffff" loext:opacity="100%" style:text-line-through-style="none" style:text-line-through-type="none" style:font-name="Big Caslon" fo:font-size="8pt" fo:letter-spacing="normal" fo:font-style="normal" style:text-underline-style="none" fo:font-weight="bold" officeooo:rsid="00db6f1a" style:text-blinking="false" fo:background-color="transparent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25" style:family="text">
      <style:text-properties fo:font-variant="normal" fo:text-transform="none" fo:color="#ffffff" loext:opacity="100%" style:text-line-through-style="none" style:text-line-through-type="none" style:font-name="Big Caslon" fo:font-size="8pt" fo:letter-spacing="normal" fo:font-style="normal" style:text-underline-style="none" fo:font-weight="bold" officeooo:rsid="00d9b0af" style:text-blinking="false" fo:background-color="transparent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26" style:family="text">
      <style:text-properties fo:font-variant="normal" fo:text-transform="none" fo:color="#ffffff" loext:opacity="100%" style:text-line-through-style="none" style:text-line-through-type="none" style:font-name="Charter" fo:font-size="8pt" fo:letter-spacing="normal" fo:font-style="normal" style:text-underline-style="none" fo:font-weight="bold" officeooo:rsid="00db6f1a" style:text-blinking="false" fo:background-color="transparent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27" style:family="text">
      <style:text-properties fo:font-variant="normal" fo:text-transform="none" fo:color="#ffffff" loext:opacity="100%" style:text-line-through-style="none" style:text-line-through-type="none" style:font-name="Charter" fo:font-size="8pt" fo:letter-spacing="normal" fo:font-style="normal" style:text-underline-style="none" fo:font-weight="bold" officeooo:rsid="00d9b0af" style:text-blinking="false" fo:background-color="transparent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28" style:family="text">
      <style:text-properties style:font-name="Noto Sans Mono" fo:font-size="8pt" style:font-size-asian="8pt" style:font-size-complex="8pt"/>
    </style:style>
    <style:style style:name="T29" style:family="text">
      <style:text-properties style:font-name="Noto Sans Mono" fo:font-size="8pt" officeooo:rsid="00e2cc51" style:font-size-asian="8pt" style:font-size-complex="8pt"/>
    </style:style>
    <style:style style:name="T30" style:family="text">
      <style:text-properties style:font-name="Noto Sans Mono" fo:font-size="8pt" officeooo:rsid="00e385c6" style:font-size-asian="8pt" style:font-size-complex="8pt"/>
    </style:style>
    <style:style style:name="T31" style:family="text">
      <style:text-properties style:font-name="Noto Sans Mono" fo:font-size="8pt" fo:font-weight="normal" style:font-size-asian="8pt" style:font-weight-asian="normal" style:font-size-complex="8pt" style:font-weight-complex="normal"/>
    </style:style>
    <style:style style:name="T32" style:family="text">
      <style:text-properties style:font-name="Noto Sans Mono" fo:font-size="8pt" fo:font-weight="normal" officeooo:rsid="00e2cc51" style:font-size-asian="8pt" style:font-weight-asian="normal" style:font-size-complex="8pt" style:font-weight-complex="normal"/>
    </style:style>
    <style:style style:name="T33" style:family="text">
      <style:text-properties style:font-name="Noto Sans Mono" fo:font-size="8pt" fo:font-weight="normal" officeooo:rsid="00e385c6" style:font-size-asian="8pt" style:font-weight-asian="normal" style:font-size-complex="8pt" style:font-weight-complex="normal"/>
    </style:style>
    <style:style style:name="T34" style:family="text">
      <style:text-properties style:font-name="Noto Sans Mono" fo:font-size="8pt" fo:font-weight="normal" officeooo:rsid="00e4b2a4" style:font-size-asian="8pt" style:font-weight-asian="normal" style:font-size-complex="8pt" style:font-weight-complex="normal"/>
    </style:style>
    <style:style style:name="T35" style:family="text">
      <style:text-properties style:font-name="Noto Sans Mono" fo:font-size="8pt" fo:font-weight="normal" officeooo:rsid="00e050fe" style:font-size-asian="8pt" style:font-weight-asian="normal" style:font-size-complex="8pt" style:font-weight-complex="normal"/>
    </style:style>
    <style:style style:name="T36" style:family="text">
      <style:text-properties officeooo:rsid="00e5cc66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fo:font-size="8pt" officeooo:rsid="00e2cc51" style:font-size-asian="8pt" style:font-size-complex="8pt"/>
    </style:style>
    <style:style style:name="T39" style:family="text">
      <style:text-properties fo:font-size="8pt" officeooo:rsid="00e385c6" style:font-size-asian="8pt" style:font-size-complex="8pt"/>
    </style:style>
    <style:style style:name="T40" style:family="text">
      <style:text-properties fo:font-size="8pt" fo:font-weight="normal" style:font-size-asian="8pt" style:font-weight-asian="normal" style:font-size-complex="8pt" style:font-weight-complex="normal"/>
    </style:style>
    <style:style style:name="T41" style:family="text">
      <style:text-properties fo:font-size="8pt" fo:font-weight="normal" officeooo:rsid="00e385c6" style:font-size-asian="8pt" style:font-weight-asian="normal" style:font-size-complex="8pt" style:font-weight-complex="normal"/>
    </style:style>
    <style:style style:name="T42" style:family="text">
      <style:text-properties fo:font-size="8pt" fo:font-weight="normal" officeooo:rsid="00e4b2a4" style:font-size-asian="8pt" style:font-weight-asian="normal" style:font-size-complex="8pt" style:font-weight-complex="normal"/>
    </style:style>
    <style:style style:name="T43" style:family="text">
      <style:text-properties fo:font-size="8pt" fo:font-weight="normal" officeooo:rsid="00e050fe" style:font-size-asian="8pt" style:font-weight-asian="normal" style:font-size-complex="8pt" style:font-weight-complex="normal"/>
    </style:style>
    <style:style style:name="T44" style:family="text">
      <style:text-properties fo:font-size="8pt" fo:font-weight="normal" officeooo:rsid="00e2cc51" style:font-size-asian="8pt" style:font-weight-asian="normal" style:font-size-complex="8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——<text:span text:style-name="T3">The Journals of Ross Montsinger, 2024—— </text:span></text:p>
      <text:p text:style-name="P24"/>
      <text:p text:style-name="P25">Five days into quitting drinking, Ross starts to go a little crazy and remembers he hasn’t done any journaling <text:span text:style-name="T8">since </text:span><text:span text:style-name="T2">The GitHub Journals</text:span> four months <text:span text:style-name="T8">earlier </text:span>and hasn’t maintained a<text:span text:style-name="T8">ny writings by hand</text:span> in <text:span text:style-name="T8">almost</text:span> <text:span text:style-name="T8">two years!</text:span></text:p>
      <text:p text:style-name="P25"/>
      <text:p text:style-name="P25">Join Ross <text:span text:style-name="T7">on a four-month journey </text:span>as he <text:span text:style-name="T7">pines</text:span> <text:span text:style-name="T7">for</text:span> love, plays lots of music (Including with <text:span text:style-name="T1">Scott McMicken and the Ever-Expanding, Hannah Kaminer, Tina and her Pony, The Moon and You, Dulci, Secret-B Sides, The Ether Jam and Fwuit,</text:span><text:span text:style-name="T4">) gets heartbroken and depressed, </text:span><text:span text:style-name="T5">has vivid dreams, goes to concerts, </text:span><text:span text:style-name="T4">walks hundreds of miles, </text:span><text:span text:style-name="T5">finds peace while pet</text:span><text:span text:style-name="T4"> sitting and experiments for the first time with how to create a fully-typed self-</text:span><text:span text:style-name="T5">printed</text:span><text:span text:style-name="T4"> journal.</text:span></text:p>
      <text:p text:style-name="P27"/>
      <text:p text:style-name="P26"><text:span text:style-name="T6">“It’s my best journal yet!”</text:span><text:span text:style-name="T4"> </text:span></text:p>
      <text:p text:style-name="P26"><text:span text:style-name="T4">——James Ross Montsinger, author of </text:span><text:span text:style-name="T1">A Great Visit</text:span></text:p>
      <text:p text:style-name="P30"/>
      <text:p text:style-name="P29">“It actually looks pretty nice”</text:p>
      <text:p text:style-name="P28">——Erica Qi</text:p>
      <text:p text:style-name="P31"/>
      <text:p text:style-name="P3"/>
      <text:p text:style-name="P3"/>
      <text:p text:style-name="P3"/>
      <text:p text:style-name="P4">. . .</text:p>
      <text:p text:style-name="P3"/>
      <text:p text:style-name="P3"/>
      <text:p text:style-name="P3"/>
      <text:p text:style-name="P3"/>
      <text:p text:style-name="P3"/>
      <text:p text:style-name="P5">Printed by Montsinger — montsinger.net</text:p>
      <text:p text:style-name="P5"/>
      <text:p text:style-name="P6">facebook.com/rossmontsinger</text:p>
      <text:p text:style-name="P6">instagram.com/rossmontsinger</text:p>
      <text:p text:style-name="P6">rmontsinger@gmail.com</text:p>
      <text:p text:style-name="P6">https://ross.montsinger.net</text:p>
      <text:p text:style-name="P6">(919) 308-8518</text:p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12">“I had a haiku</text:p>
      <text:p text:style-name="P12">But it wasn’t very good</text:p>
      <text:p text:style-name="P12">So I won’t share it”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. . .</text:p>
      <text:p text:style-name="P12"/>
      <text:p text:style-name="P12"/>
      <text:p text:style-name="P2"><text:span text:style-name="T26">If you wish to publish these journals after my death, you may find the files at: </text:span><text:a xlink:type="simple" xlink:href="https://github.com/Rossman360/journal" text:style-name="Internet_20_link" text:visited-style-name="Visited_20_Internet_20_Link"><text:span text:style-name="T27">https://github.com/Rossman360/journal</text:span></text:a></text:p>
      <text:p text:style-name="P32"><text:span text:style-name="T16"/></text:p>
      <text:p text:style-name="P33"><text:span text:style-name="T16">C</text:span><text:span text:style-name="T17">opyright 2024 James Ross Montsinger</text:span></text:p>
      <text:p text:style-name="P9"><text:span text:style-name="T9"/></text:p>
      <text:p text:style-name="P9"><text:span text:style-name="T9"/></text:p>
      <text:p text:style-name="P6"/>
      <text:p text:style-name="P6"/>
      <text:p text:style-name="P6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>The Journals of James Ross Montsinger</text:p>
      <text:p text:style-name="P14">——2024——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Part <text:span text:style-name="T36">three</text:span>: <text:span text:style-name="T36">still </text:span>July</text:p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><text:span text:style-name="T3">The Journals of Ross Montsinge</text:span>r——<text:span text:style-name="T3">2024</text:span></text:p>
      <text:p text:style-name="P10">The rules of the journal:</text:p>
      <text:p text:style-name="P17"><text:span text:style-name="T37"/></text:p>
      <text:p text:style-name="P22"><text:span text:style-name="T37">A day starts with </text:span><text:span text:style-name="T38">em</text:span><text:span text:style-name="T37">bold</text:span><text:span text:style-name="T38">ened</text:span><text:span text:style-name="T37"> roman numerals, aligned left or right depending on </text:span><text:span text:style-name="T38">whether the entry </text:span><text:span text:style-name="T39">begins on a page that</text:span><text:span text:style-name="T38"> is even or odd</text:span><text:span text:style-name="T37">. </text:span><text:span text:style-name="T38">Y</text:span><text:span text:style-name="T37">ear is included only with the first entry.</text:span></text:p>
      <text:p text:style-name="P22"><text:span text:style-name="T37"/></text:p>
      <text:p text:style-name="P11">I.I.XXIV</text:p>
      <text:p text:style-name="P17"><text:span text:style-name="T40"/></text:p>
      <text:p text:style-name="P18"><text:span text:style-name="T40">The day start</text:span><text:span text:style-name="T41">ed</text:span><text:span text:style-name="T40"> with happenings </text:span><text:span text:style-name="T42">chronicled</text:span><text:span text:style-name="T40"> in the past tense. Logically, the most recent happening at the time of writing </text:span><text:span text:style-name="T41">was</text:span><text:span text:style-name="T40"> that the author </text:span><text:span text:style-name="T41">wrote</text:span><text:span text:style-name="T40"> in his journal, including the time,</text:span><text:span text:style-name="T41"> 11:</text:span><text:span text:style-name="T42">15</text:span><text:span text:style-name="T41">, for instance.</text:span></text:p>
      <text:p text:style-name="P18"><text:span text:style-name="T40"/></text:p>
      <text:p text:style-name="P20"><text:span text:style-name="T41">T</text:span><text:span text:style-name="T40">he author may then switch to thoughts and feelings, which occur mostly in the present tense after a line break </text:span><text:span text:style-name="T41">with</text:span><text:span text:style-name="T40"> a new non-indented paragraph. I think that’s pretty neat!</text:span><text:span text:style-name="T43"> . . .</text:span><text:span text:style-name="T42">But then m</text:span><text:span text:style-name="T40">ore happenings occured</text:span><text:span text:style-name="T43"> </text:span><text:span text:style-name="T40">and </text:span><text:span text:style-name="T43">they </text:span><text:span text:style-name="T40">were</text:span><text:span text:style-name="T43"> separated by an elips</text:span><text:span text:style-name="T40">i</text:span><text:span text:style-name="T43">s. </text:span><text:span text:style-name="T40">If a “substantial” amount of time </text:span><text:span text:style-name="T42">had </text:span><text:span text:style-name="T40">elapsed, that elipsis would be centered with a blank line above and below.</text:span></text:p>
      <text:p text:style-name="P17"><text:span text:style-name="T44"/></text:p>
      <text:p text:style-name="P7">. . .</text:p>
      <text:p text:style-name="P19"><text:span text:style-name="T44"/></text:p>
      <text:p text:style-name="P21"><text:span text:style-name="T44">T</text:span><text:span text:style-name="T40">hose were the rules of the journal, and if the author was nearing the end of a page, he may choose to use three centered slashes, which would serve two purposes: They would indicate when content was printed, and they would also take up blank space. This way, dire edits could be made post-print and the space around the stop-gap could be adjusted, preserving page numbers.</text:span></text:p>
      <text:p text:style-name="P21"><text:span text:style-name="T40"/></text:p>
      <text:p text:style-name="P8">/ / 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cademy Engraved LET" svg:font-family="'Academy Engraved LET'" style:font-pitch="variable"/>
    <style:font-face style:name="American Typewriter" svg:font-family="'American Typewriter'" style:font-family-generic="modern" style:font-pitch="variable"/>
    <style:font-face style:name="AppleMyungjo" svg:font-family="AppleMyungjo" style:font-pitch="variable"/>
    <style:font-face style:name="Big Caslon" svg:font-family="'Big Caslon'" style:font-pitch="variable"/>
    <style:font-face style:name="C059" svg:font-family="C059" style:font-pitch="variable"/>
    <style:font-face style:name="Charter" svg:font-family="Chart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7-22T15:05:54.363169885</dc:date>
    <meta:editing-duration>P4DT2H19S</meta:editing-duration>
    <meta:editing-cycles>160</meta:editing-cycles>
    <meta:generator>LibreOffice/24.2.5.2$MacOSX_X86_64 LibreOffice_project/bffef4ea93e59bebbeaf7f431bb02b1a39ee8a59</meta:generator>
    <meta:print-date>2024-07-22T14:13:13.967319172</meta:print-date>
    <meta:document-statistic meta:table-count="0" meta:image-count="0" meta:object-count="0" meta:page-count="6" meta:paragraph-count="32" meta:word-count="414" meta:character-count="2468" meta:non-whitespace-character-count="2083"/>
  </office:meta>
</office:document-meta>
</file>